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8f3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8f3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8f3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8f3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8f3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8f3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8f3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8f3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8f3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8f3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8f3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8f3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8f3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8f3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8f3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8f3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8f3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Grecia Daniela Acuña Ru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6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7340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er Daniel Acuñ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67012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8.9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8" meta:non-whitespace-character-count="991"/>
    <meta:template xlink:type="simple" xlink:actuate="onRequest" xlink:title="Normal" xlink:href=""/>
  </office:meta>
</office:document-meta>
</file>